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Noto Sans1" svg:font-family="'Noto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paragraph-rsid="0013f341"/>
    </style:style>
    <style:style style:name="P2" style:family="paragraph" style:parent-style-name="Text_20_body">
      <style:text-properties officeooo:rsid="00101b48" officeooo:paragraph-rsid="000cde0d"/>
    </style:style>
    <style:style style:name="P3" style:family="paragraph" style:parent-style-name="Text_20_body">
      <style:text-properties officeooo:paragraph-rsid="0014b782"/>
    </style:style>
    <style:style style:name="P4" style:family="paragraph" style:parent-style-name="Text_20_body">
      <style:text-properties officeooo:paragraph-rsid="00175236"/>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text-properties style:font-name="Liberation Serif" fo:font-size="12pt" officeooo:paragraph-rsid="00175236" style:font-size-asian="12pt" style:font-size-complex="12pt"/>
    </style:style>
    <style:style style:name="P7" style:family="paragraph" style:parent-style-name="Preformatted_20_Text">
      <style:text-properties style:font-name="Liberation Serif" fo:font-size="12pt" officeooo:rsid="0011563d" officeooo:paragraph-rsid="00175236" style:font-size-asian="12pt" style:font-size-complex="12pt"/>
    </style:style>
    <style:style style:name="P8" style:family="paragraph" style:parent-style-name="Preformatted_20_Text">
      <style:text-properties style:font-name="Liberation Serif" fo:font-size="12pt" officeooo:rsid="0018dbcf" officeooo:paragraph-rsid="0018dbcf" style:font-size-asian="12pt" style:font-size-complex="12pt"/>
    </style:style>
    <style:style style:name="P9" style:family="paragraph" style:parent-style-name="Text_20_body">
      <style:text-properties officeooo:rsid="00101b48" officeooo:paragraph-rsid="001defd6"/>
    </style:style>
    <style:style style:name="P10" style:family="paragraph" style:parent-style-name="Text_20_body">
      <style:text-properties style:font-name="Liberation Serif" fo:font-size="12pt" style:font-size-asian="12pt" style:font-size-complex="12pt"/>
    </style:style>
    <style:style style:name="P11" style:family="paragraph" style:parent-style-name="Text_20_body">
      <style:text-properties style:font-name="Liberation Serif" fo:font-size="12pt" fo:font-style="italic" officeooo:rsid="000cde0d" officeooo:paragraph-rsid="00175236" style:font-size-asian="12pt" style:font-size-complex="12pt"/>
    </style:style>
    <style:style style:name="T1" style:family="text">
      <style:text-properties style:font-name="MathJax Main"/>
    </style:style>
    <style:style style:name="T2" style:family="text">
      <style:text-properties style:font-name="MathJax Math" fo:font-style="italic"/>
    </style:style>
    <style:style style:name="T3" style:family="text">
      <style:text-properties fo:font-style="italic"/>
    </style:style>
    <style:style style:name="T4" style:family="text">
      <style:text-properties fo:font-style="italic" officeooo:rsid="000cde0d"/>
    </style:style>
    <style:style style:name="T5" style:family="text">
      <style:text-properties officeooo:rsid="0011563d"/>
    </style:style>
    <style:style style:name="T6" style:family="text">
      <style:text-properties officeooo:rsid="0014b782"/>
    </style:style>
    <style:style style:name="T7" style:family="text">
      <style:text-properties officeooo:rsid="00164569"/>
    </style:style>
    <style:style style:name="T8" style:family="text">
      <style:text-properties officeooo:rsid="00175236"/>
    </style:style>
    <style:style style:name="T9" style:family="text">
      <style:text-properties officeooo:rsid="001aa63c"/>
    </style:style>
    <style:style style:name="T10" style:family="text">
      <style:text-properties style:text-position="33% 80%"/>
    </style:style>
    <style:style style:name="T11" style:family="text">
      <style:text-properties officeooo:rsid="00101b48"/>
    </style:style>
    <style:style style:name="T12" style:family="text">
      <style:text-properties officeooo:rsid="001defd6"/>
    </style:style>
    <style:style style:name="T13" style:family="text">
      <style:text-properties style:font-name="Liberation Serif"/>
    </style:style>
    <style:style style:name="T14" style:family="text">
      <style:text-properties style:font-name="Liberation Serif" fo:font-style="italic" officeooo:rsid="000cde0d"/>
    </style:style>
    <style:style style:name="T15" style:family="text">
      <style:text-properties style:font-name="Liberation Serif" officeooo:rsid="0011563d"/>
    </style:style>
    <style:style style:name="T16" style:family="text">
      <style:text-properties style:font-name="Liberation Serif" officeooo:rsid="00164569"/>
    </style:style>
    <style:style style:name="T17" style:family="text">
      <style:text-properties style:font-name="Liberation Serif" officeooo:rsid="0014b782"/>
    </style:style>
    <style:style style:name="T18" style:family="text">
      <style:text-properties style:font-name="Liberation Serif" officeooo:rsid="00175236"/>
    </style:style>
    <style:style style:name="T19" style:family="text">
      <style:text-properties style:font-name="Liberation Serif" officeooo:rsid="001defd6"/>
    </style:style>
    <style:style style:name="T20" style:family="text">
      <style:text-properties style:font-name="Liberation Serif" fo:font-size="12pt" fo:font-style="italic" officeooo:rsid="000cde0d" style:font-size-asian="12pt" style:font-size-complex="12pt"/>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1563d" style:font-size-asian="12pt" style:font-size-complex="12pt"/>
    </style:style>
    <style:style style:name="T23" style:family="text">
      <style:text-properties style:font-name="Liberation Serif" fo:font-size="12pt" officeooo:rsid="00164569" style:font-size-asian="12pt" style:font-size-complex="12pt"/>
    </style:style>
    <style:style style:name="T24" style:family="text">
      <style:text-properties style:font-name="Liberation Serif" fo:font-size="12pt" officeooo:rsid="0014b782" style:font-size-asian="12pt" style:font-size-complex="12pt"/>
    </style:style>
    <style:style style:name="T25" style:family="text">
      <style:text-properties style:font-name="Liberation Serif" fo:font-size="12pt" officeooo:rsid="00175236" style:font-size-asian="12pt" style:font-size-complex="12pt"/>
    </style:style>
    <style:style style:name="T26" style:family="text">
      <style:text-properties style:font-name="Liberation Serif" fo:font-size="12pt" officeooo:rsid="001defd6" style:font-size-asian="12pt" style:font-size-complex="12pt"/>
    </style:style>
    <style:style style:name="T27" style:family="text">
      <style:text-properties officeooo:rsid="00206e6b"/>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lar Panel Power output calculatio Power output calculationn</text:p>
      <text:p text:style-name="P5"/>
      <text:p text:style-name="P5">!!!inverse squarte law</text:p>
      <text:p text:style-name="P5">Solar Irradiance</text:p>
      <text:p text:style-name="P5"/>
      <text:p text:style-name="P5"/>
      <text:p text:style-name="P5"/>
      <text:p text:style-name="P10">The general answer is the following:</text:p>
      <text:p text:style-name="P10">Take the full power output of the Sun (in watts). Divide it by <text:bookmark text:name="MathJax-Span-155"/><text:bookmark text:name="MathJax-Span-154"/><text:bookmark text:name="MathJax-Span-153"/><text:bookmark text:name="MathJax-Element-30-Frame"/>4<text:bookmark text:name="MathJax-Span-156"/><text:span text:style-name="T3">π</text:span></text:p>
      <text:p text:style-name="P10">and divide it by the distance from the sun squared (in metres). They multiply it by the effective area of your solar panels, (if they block each other or are not directly facing the sun, they produce less.), and multiply with the efficiency. You get the power output in watts. Of course, your panels can't convert all the wavelengths the Sun emits, so you might would like to use the luminosity of the Sun only in visible light. </text:p>
      <text:p text:style-name="P2"><text:span text:style-name="Source_20_Text"><text:span text:style-name="T20"/></text:span></text:p>
      <text:p text:style-name="P1"><text:span text:style-name="Source_20_Text"><text:span text:style-name="T21"><draw:frame draw:style-name="fr1" draw:name="Object2" text:anchor-type="as-char" svg:y="-0.377cm" svg:width="11.305cm" svg:height="0.531cm" draw:z-index="0"><draw:object xlink:href="./Object 2" xlink:type="simple" xlink:show="embed" xlink:actuate="onLoad"/><draw:image xlink:href="./ObjectReplacements/Object 2" xlink:type="simple" xlink:show="embed" xlink:actuate="onLoad"/><svg:desc>formula</svg:desc></draw:frame></text:span></text:span></text:p>
      <text:p text:style-name="P1"><text:span text:style-name="Source_20_Text"><text:span text:style-name="T21"><draw:frame draw:style-name="fr1" draw:name="Object3" text:anchor-type="as-char" svg:y="-0.377cm" svg:width="3.692cm" svg:height="0.531cm" draw:z-index="1"><draw:object xlink:href="./Object 3" xlink:type="simple" xlink:show="embed" xlink:actuate="onLoad"/><draw:image xlink:href="./ObjectReplacements/Object 3" xlink:type="simple" xlink:show="embed" xlink:actuate="onLoad"/><svg:desc>formula</svg:desc></draw:frame></text:span></text:span></text:p>
      <text:p text:style-name="P1"><text:span text:style-name="Source_20_Text"><text:span text:style-name="T22">S</text:span></text:span><text:span text:style-name="T21">tefan Boltzmann constant <text:tab/><text:tab/></text:span><text:span text:style-name="T22">= <text:s/></text:span><text:span text:style-name="Source_20_Text"><text:span text:style-name="T21">5.670367 * 10⁻⁸</text:span></text:span><text:span text:style-name="T21"> </text:span></text:p>
      <text:p text:style-name="P3"><text:span text:style-name="Source_20_Text"><text:span text:style-name="T23">sun r</text:span></text:span><text:span text:style-name="Source_20_Text"><text:span text:style-name="T24">adius<text:tab/><text:tab/><text:tab/>= </text:span></text:span><text:span text:style-name="Source_20_Text"><text:span text:style-name="T21">696 342 </text:span></text:span><text:span text:style-name="Source_20_Text"><text:span text:style-name="T24">000</text:span></text:span><text:span text:style-name="Source_20_Text"><text:span text:style-name="T21"> </text:span></text:span><text:span text:style-name="Source_20_Text"><text:span text:style-name="T24">m</text:span></text:span></text:p>
      <text:p text:style-name="P4"><text:span text:style-name="Source_20_Text"><text:span text:style-name="T23">sun </text:span></text:span><text:span text:style-name="Source_20_Text"><text:span text:style-name="T25">surface </text:span></text:span><text:span text:style-name="Source_20_Text"><text:span text:style-name="T23">temperatur <text:tab/></text:span></text:span><text:span text:style-name="Source_20_Text"><text:span text:style-name="T25">= </text:span></text:span><text:span text:style-name="Source_20_Text"><text:span text:style-name="T21">5700 </text:span></text:span><text:span text:style-name="Source_20_Text"><text:span text:style-name="T25">Kelvin</text:span></text:span></text:p>
      <text:p text:style-name="P11"><draw:frame draw:style-name="fr1" draw:name="Object1" text:anchor-type="as-char" svg:y="-0.683cm" svg:width="11.492cm" svg:height="1.184cm" draw:z-index="2"><draw:object xlink:href="./Object 1" xlink:type="simple" xlink:show="embed" xlink:actuate="onLoad"/><draw:image xlink:href="./ObjectReplacements/Object 1" xlink:type="simple" xlink:show="embed" xlink:actuate="onLoad"/><svg:desc>formula</svg:desc></draw:frame></text:p>
      <text:p text:style-name="P6"><text:span text:style-name="T27">total </text:span><text:span text:style-name="T11">luminosity solar<text:tab/></text:span><text:span text:style-name="T5">= </text:span>3.846 x 10<text:span text:style-name="T10">26</text:span></text:p>
      <text:p text:style-name="P7"><text:span text:style-name="T12">a</text:span>rea<text:tab/>panel <text:tab/><text:tab/>= 1m²</text:p>
      <text:p text:style-name="P8">panel efficiency <text:tab/>= 3<text:span text:style-name="T9">4</text:span>% <text:s/><text:span text:style-name="T9">(depends on quality)</text:span></text:p>
      <text:p text:style-name="P9"><text:span text:style-name="Source_20_Text"><text:span text:style-name="T26">distance satellite <text:tab/>= variabl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thJax Main" svg:font-family="'MathJax Main'"/>
    <style:font-face style:name="MathJax Math" svg:font-family="'MathJax Math'"/>
    <style:font-face style:name="Noto Sans1" svg:font-family="'Noto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2T08:28:13.267970442</dc:date>
    <meta:editing-duration>PT44M2S</meta:editing-duration>
    <meta:editing-cycles>12</meta:editing-cycles>
    <meta:generator>LibreOffice/6.4.3.2$Linux_X86_64 LibreOffice_project/40$Build-2</meta:generator>
    <meta:document-statistic meta:table-count="0" meta:image-count="0" meta:object-count="3" meta:page-count="1" meta:paragraph-count="16" meta:word-count="155" meta:character-count="871" meta:non-whitespace-character-count="718"/>
  </office:meta>
</office:document-meta>
</file>

<file path=Object 1/content.xml><?xml version="1.0" encoding="utf-8"?>
<math xmlns="http://www.w3.org/1998/Math/MathML" display="block">
  <semantics>
    <mrow>
      <mi mathvariant="italic">Power</mi>
      <mo stretchy="false">=</mo>
      <mfrac>
        <mrow>
          <mi>L</mi>
          <mrow>
            <mn>0</mn>
            <mo stretchy="false">∗</mo>
            <mi>A</mi>
            <mo stretchy="false">∗</mo>
            <mi>π</mi>
            <mo stretchy="false">∗</mo>
            <mi>e</mi>
          </mrow>
        </mrow>
        <mrow>
          <mrow>
            <mn>4</mn>
            <mo stretchy="false">∗</mo>
            <mi>π</mi>
            <mo stretchy="false">∗</mo>
            <mi>r</mi>
          </mrow>
          <mn>²</mn>
        </mrow>
      </mfrac>
      <mo stretchy="false">=</mo>
      <mfrac>
        <mrow>
          <msub>
            <mi mathvariant="italic">luminosity</mi>
            <mi mathvariant="italic">solar</mi>
          </msub>
          <mo stretchy="false">∗</mo>
          <msub>
            <mi mathvariant="italic">Area</mi>
            <mi mathvariant="italic">panel</mi>
          </msub>
          <mo stretchy="false">∗</mo>
          <msub>
            <mi mathvariant="italic">efficiency</mi>
            <mi mathvariant="italic">panel</mi>
          </msub>
          <mo stretchy="false">∗</mo>
          <mi>π</mi>
        </mrow>
        <mrow>
          <msubsup>
            <mi mathvariant="italic">distance</mi>
            <mi mathvariant="italic">satellite</mi>
            <mn>2</mn>
          </msubsup>
          <mo stretchy="false">∗</mo>
          <mn>4</mn>
          <mo stretchy="false">∗</mo>
          <mi>π</mi>
        </mrow>
      </mfrac>
    </mrow>
    <annotation encoding="StarMath 5.0">Power= {L0*A*π*e} over {4*π*r²}= {luminosity_solar * Area_panel * efficiency_panel * π} over {distance_satellite ^2 * 4 * π} </annotation>
  </semantics>
</math>
</file>

<file path=Object 2/content.xml><?xml version="1.0" encoding="utf-8"?>
<math xmlns="http://www.w3.org/1998/Math/MathML" display="block">
  <semantics>
    <mrow>
      <mrow>
        <mi mathvariant="italic">Luminosity</mi>
        <mo stretchy="false">=</mo>
        <mrow>
          <mi>σ</mi>
          <mo stretchy="false">∗</mo>
          <mi>T</mi>
        </mrow>
      </mrow>
      <mrow>
        <mrow>
          <mn>⁴</mn>
          <mo stretchy="false">∗</mo>
          <mi>A</mi>
        </mrow>
        <mo stretchy="false">=</mo>
        <mrow>
          <msub>
            <mi mathvariant="italic">constant</mi>
            <mi mathvariant="italic">boltzmann</mi>
          </msub>
          <mo stretchy="false">∗</mo>
          <msub>
            <mi mathvariant="italic">Temperatur</mi>
            <mi mathvariant="italic">sun</mi>
          </msub>
        </mrow>
      </mrow>
      <mrow>
        <mn>⁴</mn>
        <mo stretchy="false">∗</mo>
        <msub>
          <mi mathvariant="italic">Area</mi>
          <mi mathvariant="italic">sun</mi>
        </msub>
      </mrow>
    </mrow>
    <annotation encoding="StarMath 5.0">Luminosity = σ * T⁴ * A = constant_boltzmann * Temperatur_sun ⁴ * Area_sun</annotation>
  </semantics>
</math>
</file>

<file path=Object 3/content.xml><?xml version="1.0" encoding="utf-8"?>
<math xmlns="http://www.w3.org/1998/Math/MathML" display="block">
  <semantics>
    <mrow>
      <mrow>
        <mi>A</mi>
        <mo stretchy="false">=</mo>
        <mrow>
          <mn>4</mn>
          <mo stretchy="false">∗</mo>
          <mi>π</mi>
          <mo stretchy="false">∗</mo>
          <msub>
            <mi mathvariant="italic">Radius</mi>
            <mi mathvariant="italic">sun</mi>
          </msub>
        </mrow>
      </mrow>
      <mn>²</mn>
    </mrow>
    <annotation encoding="StarMath 5.0">A = 4* π * Radius_sun ²</annotation>
  </semantics>
</math>
</file>